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/>
      <table:table table:name="cleanedOutputresultMedia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3"/>
        <table:table-column table:style-name="co4" table:default-cell-style-name="ce2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cocowindow</text:p>
          </table:table-cell>
          <table:table-cell table:style-name="Default" office:value-type="string" calcext:value-type="string">
            <text:p>cvWindow</text:p>
          </table:table-cell>
          <table:table-cell table:style-name="Default" office:value-type="string" calcext:value-type="string">
            <text:p>netAngle</text:p>
          </table:table-cell>
          <table:table-cell table:style-name="Default" office:value-type="string" calcext:value-type="string">
            <text:p>svmAccuracy</text:p>
          </table:table-cell>
          <table:table-cell table:style-name="Default" office:value-type="string" calcext:value-type="string">
            <text:p>svmMae</text:p>
          </table:table-cell>
          <table:table-cell table:style-name="Default" office:value-type="string" calcext:value-type="string">
            <text:p>rfAccuracy</text:p>
          </table:table-cell>
          <table:table-cell table:style-name="Default" office:value-type="string" calcext:value-type="string">
            <text:p>rfM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-Occurrence Window</text:p>
          </table:table-cell>
          <table:table-cell office:value-type="string" calcext:value-type="string">
            <text:p>Context Vector Window</text:p>
          </table:table-cell>
          <table:table-cell office:value-type="string" calcext:value-type="string">
            <text:p>Network Angl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46411340128305" calcext:value-type="float">
            <text:p>4.4641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4150943396226" calcext:value-type="float">
            <text:p>3.6415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48991193138815" calcext:value-type="float">
            <text:p>4.489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9056603773585" calcext:value-type="float">
            <text:p>3.4906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0974574160543" calcext:value-type="float">
            <text:p>4.5097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43396226415094" calcext:value-type="float">
            <text:p>3.434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1436684133587" calcext:value-type="float">
            <text:p>4.5144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5141509433962" calcext:value-type="float">
            <text:p>3.3514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1936173930113" calcext:value-type="float">
            <text:p>4.5194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9701257861635" calcext:value-type="float">
            <text:p>3.397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2975494728626" calcext:value-type="float">
            <text:p>4.5298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7986905866584" calcext:value-type="float">
            <text:p>3.4799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3985212414602" calcext:value-type="float">
            <text:p>4.539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4905660377358" calcext:value-type="float">
            <text:p>3.349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4929932671082" calcext:value-type="float">
            <text:p>4.5493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47169811320755" calcext:value-type="float">
            <text:p>3.4717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5917819466979" calcext:value-type="float">
            <text:p>4.5592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9245283018868" calcext:value-type="float">
            <text:p>3.2925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6673013476566" calcext:value-type="float">
            <text:p>4.566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498427672956" calcext:value-type="float">
            <text:p>3.3498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7598381624959" calcext:value-type="float">
            <text:p>4.5760E-01</text:p>
          </table:table-cell>
          <table:table-cell office:value-type="percentage" office:value="0.924528301886792" calcext:value-type="percentage">
            <text:p>92.45%</text:p>
          </table:table-cell>
          <table:table-cell office:value-type="float" office:value="0.327437106918239" calcext:value-type="float">
            <text:p>3.2744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8778372249144" calcext:value-type="float">
            <text:p>4.5878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54009433962264" calcext:value-type="float">
            <text:p>3.540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9399971926927" calcext:value-type="float">
            <text:p>4.5940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18867924528302" calcext:value-type="float">
            <text:p>3.1887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59955241432642" calcext:value-type="float">
            <text:p>4.599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1132075471698" calcext:value-type="float">
            <text:p>3.311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0415151489183" calcext:value-type="float">
            <text:p>4.6042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5" calcext:value-type="float">
            <text:p>3.5000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62497932712379" calcext:value-type="float">
            <text:p>4.6250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8091390333214" calcext:value-type="float">
            <text:p>3.5809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3141373062705" calcext:value-type="float">
            <text:p>4.6314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4402385778887" calcext:value-type="float">
            <text:p>3.644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322474068227" calcext:value-type="float">
            <text:p>4.6322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38679245283019" calcext:value-type="float">
            <text:p>3.3868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4513179739474" calcext:value-type="float">
            <text:p>4.6451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58742008420396" calcext:value-type="float">
            <text:p>3.5874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6003209148475" calcext:value-type="float">
            <text:p>4.6600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47421253703415" calcext:value-type="float">
            <text:p>3.4742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66859203565929" calcext:value-type="float">
            <text:p>4.668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2452830188679" calcext:value-type="float">
            <text:p>3.4245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6903194783074" calcext:value-type="float">
            <text:p>4.6690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9245283018868" calcext:value-type="float">
            <text:p>3.2925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68424537039789" calcext:value-type="float">
            <text:p>4.6842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0786163522013" calcext:value-type="float">
            <text:p>3.5079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68695765827823" calcext:value-type="float">
            <text:p>4.6870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0943396226415" calcext:value-type="float">
            <text:p>3.5094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69871095886838" calcext:value-type="float">
            <text:p>4.698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5691823899371" calcext:value-type="float">
            <text:p>3.3569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0234867428256" calcext:value-type="float">
            <text:p>4.7023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35849056603774" calcext:value-type="float">
            <text:p>3.3585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7030006047889" calcext:value-type="float">
            <text:p>4.7030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3270310307189" calcext:value-type="float">
            <text:p>3.3327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0758903447428" calcext:value-type="float">
            <text:p>4.7076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9622641509434" calcext:value-type="float">
            <text:p>3.3962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4002389182205" calcext:value-type="float">
            <text:p>4.7400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555785123967" calcext:value-type="float">
            <text:p>3.2556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4654477173172" calcext:value-type="float">
            <text:p>4.7465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8490566037736" calcext:value-type="float">
            <text:p>3.5849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75875142574538" calcext:value-type="float">
            <text:p>4.7588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6037735849057" calcext:value-type="float">
            <text:p>3.6604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percentage" office:value="0.867924528301887" calcext:value-type="percentage">
            <text:p>86.79%</text:p>
          </table:table-cell>
          <table:table-cell office:value-type="float" office:value="0.477682953721715" calcext:value-type="float">
            <text:p>4.7768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21698113207547" calcext:value-type="float">
            <text:p>3.2170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875843575211" calcext:value-type="float">
            <text:p>4.7876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1613532856214" calcext:value-type="float">
            <text:p>3.6161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79366877431509" calcext:value-type="float">
            <text:p>4.7937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55660377358491" calcext:value-type="float">
            <text:p>3.5566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81557647788278" calcext:value-type="float">
            <text:p>4.815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1110654698235" calcext:value-type="float">
            <text:p>3.411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1816913548929" calcext:value-type="float">
            <text:p>4.8182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42452830188679" calcext:value-type="float">
            <text:p>3.4245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82045243210773" calcext:value-type="float">
            <text:p>4.820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50544616962386" calcext:value-type="float">
            <text:p>3.5054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2650999899409" calcext:value-type="float">
            <text:p>4.826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796390145018" calcext:value-type="float">
            <text:p>3.3796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83962908112881" calcext:value-type="float">
            <text:p>4.8396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47714428283141" calcext:value-type="float">
            <text:p>3.4771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84416406546883" calcext:value-type="float">
            <text:p>4.8442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56603773584906" calcext:value-type="float">
            <text:p>3.5660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5218631001006" calcext:value-type="float">
            <text:p>4.8522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2641509433962" calcext:value-type="float">
            <text:p>3.2264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5493403527565" calcext:value-type="float">
            <text:p>4.854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0188679245283" calcext:value-type="float">
            <text:p>3.3019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6590210143164" calcext:value-type="float">
            <text:p>4.865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1132075471698" calcext:value-type="float">
            <text:p>3.3113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86907412101945" calcext:value-type="float">
            <text:p>4.8691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1132075471698" calcext:value-type="float">
            <text:p>3.3113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7459708176093" calcext:value-type="float">
            <text:p>4.8746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0188679245283" calcext:value-type="float">
            <text:p>3.3019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7874339723538" calcext:value-type="float">
            <text:p>4.878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2641509433962" calcext:value-type="float">
            <text:p>3.2264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9154747217052" calcext:value-type="float">
            <text:p>4.8915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1698113207547" calcext:value-type="float">
            <text:p>3.217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89509462266237" calcext:value-type="float">
            <text:p>4.8951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2641509433962" calcext:value-type="float">
            <text:p>3.2264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percentage" office:value="0.867924528301887" calcext:value-type="percentage">
            <text:p>86.79%</text:p>
          </table:table-cell>
          <table:table-cell office:value-type="float" office:value="0.490204097612457" calcext:value-type="float">
            <text:p>4.9020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7924528301887" calcext:value-type="float">
            <text:p>3.1792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490267399864209" calcext:value-type="float">
            <text:p>4.9027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8301886792453" calcext:value-type="float">
            <text:p>3.283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0767450143151" calcext:value-type="float">
            <text:p>4.907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8301886792453" calcext:value-type="float">
            <text:p>3.2830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087863229249" calcext:value-type="float">
            <text:p>4.9088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3018867924528" calcext:value-type="float">
            <text:p>3.3302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137432375389" calcext:value-type="float">
            <text:p>4.913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5471698113208" calcext:value-type="float">
            <text:p>3.2547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1771212865035" calcext:value-type="float">
            <text:p>4.917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3584905660377" calcext:value-type="float">
            <text:p>3.23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2553934491365" calcext:value-type="float">
            <text:p>4.9255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2641509433962" calcext:value-type="float">
            <text:p>3.2264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3098147571999" calcext:value-type="float">
            <text:p>4.9310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9245283018868" calcext:value-type="float">
            <text:p>3.2925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3107252949394" calcext:value-type="float">
            <text:p>4.9311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40566037735849" calcext:value-type="float">
            <text:p>3.4057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3491935132956" calcext:value-type="float">
            <text:p>4.934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4339622641509" calcext:value-type="float">
            <text:p>3.4434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383589853117" calcext:value-type="float">
            <text:p>4.9384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2641509433962" calcext:value-type="float">
            <text:p>3.2264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407840456737" calcext:value-type="float">
            <text:p>4.9408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49056603773585" calcext:value-type="float">
            <text:p>3.4906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4352820107395" calcext:value-type="float">
            <text:p>4.943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7358490566038" calcext:value-type="float">
            <text:p>3.2736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4358283180283" calcext:value-type="float">
            <text:p>4.943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5471698113207" calcext:value-type="float">
            <text:p>3.2547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5691338401363" calcext:value-type="float">
            <text:p>4.9569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0188679245283" calcext:value-type="float">
            <text:p>3.3019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6873371486643" calcext:value-type="float">
            <text:p>4.968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7735849056604" calcext:value-type="float">
            <text:p>3.3774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497147366113007" calcext:value-type="float">
            <text:p>4.971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43396226415094" calcext:value-type="float">
            <text:p>3.4340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498479622226775" calcext:value-type="float">
            <text:p>4.9848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3584905660377" calcext:value-type="float">
            <text:p>3.23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0273870137501" calcext:value-type="float">
            <text:p>5.002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6981132075472" calcext:value-type="float">
            <text:p>3.1698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0386609998907" calcext:value-type="float">
            <text:p>5.003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433962264151" calcext:value-type="float">
            <text:p>3.4434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1204680210082" calcext:value-type="float">
            <text:p>5.0120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7358490566038" calcext:value-type="float">
            <text:p>3.2736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501284012207597" calcext:value-type="float">
            <text:p>5.0128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1825797007157" calcext:value-type="float">
            <text:p>3.6183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502005336337706" calcext:value-type="float">
            <text:p>5.0201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811320754717" calcext:value-type="float">
            <text:p>3.4811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percentage" office:value="0.867924528301887" calcext:value-type="percentage">
            <text:p>86.79%</text:p>
          </table:table-cell>
          <table:table-cell office:value-type="float" office:value="0.502321936088184" calcext:value-type="float">
            <text:p>5.0232E-01</text:p>
          </table:table-cell>
          <table:table-cell office:value-type="percentage" office:value="0.924528301886792" calcext:value-type="percentage">
            <text:p>92.45%</text:p>
          </table:table-cell>
          <table:table-cell office:value-type="float" office:value="0.308490566037736" calcext:value-type="float">
            <text:p>3.0849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percentage" office:value="0.830188679245283" calcext:value-type="percentage">
            <text:p>83.02%</text:p>
          </table:table-cell>
          <table:table-cell office:value-type="float" office:value="0.502434404284044" calcext:value-type="float">
            <text:p>5.0243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5849056603774" calcext:value-type="float">
            <text:p>3.3585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2555967623298" calcext:value-type="float">
            <text:p>5.025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3207547169811" calcext:value-type="float">
            <text:p>3.1321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03753772491002" calcext:value-type="float">
            <text:p>5.037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9245283018868" calcext:value-type="float">
            <text:p>3.2925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06161974524215" calcext:value-type="float">
            <text:p>5.0616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2452830188679" calcext:value-type="float">
            <text:p>3.4245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06717045704173" calcext:value-type="float">
            <text:p>5.0672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3962264150943" calcext:value-type="float">
            <text:p>3.3396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6941384788044" calcext:value-type="float">
            <text:p>5.0694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0778301886792" calcext:value-type="float">
            <text:p>3.4078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7828808822805" calcext:value-type="float">
            <text:p>5.0783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45283018867924" calcext:value-type="float">
            <text:p>3.4528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08131720825609" calcext:value-type="float">
            <text:p>5.0813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0377358490566" calcext:value-type="float">
            <text:p>3.1038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08566070343595" calcext:value-type="float">
            <text:p>5.0857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9811320754717" calcext:value-type="float">
            <text:p>3.1981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09129923853971" calcext:value-type="float">
            <text:p>5.0913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3018867924528" calcext:value-type="float">
            <text:p>3.3302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12156699207365" calcext:value-type="float">
            <text:p>5.1216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34905660377359" calcext:value-type="float">
            <text:p>3.3491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15035169063328" calcext:value-type="float">
            <text:p>5.1504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4528301886792" calcext:value-type="float">
            <text:p>3.245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15789465787154" calcext:value-type="float">
            <text:p>5.157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8301886792453" calcext:value-type="float">
            <text:p>3.2830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15932492457095" calcext:value-type="float">
            <text:p>5.1593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33018867924528" calcext:value-type="float">
            <text:p>3.3302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16140557459672" calcext:value-type="float">
            <text:p>5.1614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3018867924528" calcext:value-type="float">
            <text:p>3.3302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percentage" office:value="0.820754716981132" calcext:value-type="percentage">
            <text:p>82.08%</text:p>
          </table:table-cell>
          <table:table-cell office:value-type="float" office:value="0.517149354546013" calcext:value-type="float">
            <text:p>5.1715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12264150943396" calcext:value-type="float">
            <text:p>3.1226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18264896326664" calcext:value-type="float">
            <text:p>5.1826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6415094339623" calcext:value-type="float">
            <text:p>3.2642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19105415321109" calcext:value-type="float">
            <text:p>5.1911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31132075471698" calcext:value-type="float">
            <text:p>3.3113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20441099662971" calcext:value-type="float">
            <text:p>5.2044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29245283018868" calcext:value-type="float">
            <text:p>3.2925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0531568349389" calcext:value-type="float">
            <text:p>5.2053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4716981132075" calcext:value-type="float">
            <text:p>3.5472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3178128972815" calcext:value-type="float">
            <text:p>5.2318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62264150943396" calcext:value-type="float">
            <text:p>3.6226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3648732146706" calcext:value-type="float">
            <text:p>5.2365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59433962264151" calcext:value-type="float">
            <text:p>3.5943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percentage" office:value="0.858490566037736" calcext:value-type="percentage">
            <text:p>85.85%</text:p>
          </table:table-cell>
          <table:table-cell office:value-type="float" office:value="0.524223607418513" calcext:value-type="float">
            <text:p>5.2422E-01</text:p>
          </table:table-cell>
          <table:table-cell office:value-type="percentage" office:value="0.896226415094339" calcext:value-type="percentage">
            <text:p>89.62%</text:p>
          </table:table-cell>
          <table:table-cell office:value-type="float" office:value="0.333962264150943" calcext:value-type="float">
            <text:p>3.3396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percentage" office:value="0.839622641509434" calcext:value-type="percentage">
            <text:p>83.96%</text:p>
          </table:table-cell>
          <table:table-cell office:value-type="float" office:value="0.525599141882626" calcext:value-type="float">
            <text:p>5.2560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8867924528302" calcext:value-type="float">
            <text:p>3.1887E-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7101349410006" calcext:value-type="float">
            <text:p>5.2710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9811320754717" calcext:value-type="float">
            <text:p>3.1981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7317158059023" calcext:value-type="float">
            <text:p>5.2732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8301886792453" calcext:value-type="float">
            <text:p>3.2830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28585958742805" calcext:value-type="float">
            <text:p>5.2859E-01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0.323584905660377" calcext:value-type="float">
            <text:p>3.23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percentage" office:value="0.849056603773585" calcext:value-type="percentage">
            <text:p>84.91%</text:p>
          </table:table-cell>
          <table:table-cell office:value-type="float" office:value="0.530488087669443" calcext:value-type="float">
            <text:p>5.3049E-01</text:p>
          </table:table-cell>
          <table:table-cell office:value-type="percentage" office:value="0.915094339622642" calcext:value-type="percentage">
            <text:p>91.51%</text:p>
          </table:table-cell>
          <table:table-cell office:value-type="float" office:value="0.316981132075472" calcext:value-type="float">
            <text:p>3.1698E-0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leanedOutputresultMedians.A2:cleanedOutputresultMedians.G10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7T16:24:46.792048601</dc:date>
    <meta:editing-duration>PT5H21M49S</meta:editing-duration>
    <meta:editing-cycles>1</meta:editing-cycles>
    <meta:document-statistic meta:table-count="1" meta:cell-count="714" meta:object-count="0"/>
    <meta:generator>LibreOffice/5.0.5.2$Linux_X86_64 LibreOffice_project/00m0$Build-2</meta:generator>
  </office:meta>
</office:document-meta>
</file>